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Lohit Devanagari1" svg:font-family="'Lohit Devanagari'"/>
    <style:font-face style:name="OpenSymbol" svg:font-family="OpenSymbol, 'Arial Unicode M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aption">
      <style:paragraph-properties fo:text-align="center" style:justify-single-word="false"/>
      <style:text-properties style:font-name="Arial" fo:font-style="italic" fo:font-weight="normal" style:font-style-asian="italic" style:font-weight-asian="normal" style:font-name-complex="Arial" style:font-style-complex="italic" style:font-weight-complex="normal"/>
    </style:style>
    <style:style style:name="P2" style:family="paragraph" style:parent-style-name="Standard">
      <style:text-properties fo:language="en" fo:country="US" officeooo:paragraph-rsid="0009c6b6"/>
    </style:style>
    <style:style style:name="P3" style:family="paragraph" style:parent-style-name="Standard" style:list-style-name="WW8Num13">
      <style:text-properties officeooo:paragraph-rsid="0009c6b6"/>
    </style:style>
    <style:style style:name="T1" style:family="text">
      <style:text-properties fo:language="en" fo:country="US"/>
    </style:style>
    <style:style style:name="T2" style:family="text">
      <style:text-properties style:text-position="super 58%" fo:language="en" fo:country="US"/>
    </style:style>
    <style:style style:name="fr1" style:family="graphic" style:parent-style-name="Frame">
      <style:graphic-properties style:wrap="none" style:vertical-pos="from-top" style:vertical-rel="paragraph" style:horizontal-pos="from-left" style:horizontal-rel="paragraph" fo:background-color="#ffffff" style:background-transparency="0%" draw:fill="solid" draw:fill-color="#ffffff" draw:opacity="100%" fo:padding="0.02mm" fo:border="none"/>
    </style:style>
    <style:style style:name="fr2" style:family="graphic" style:parent-style-name="OLE">
      <style:graphic-properties fo:margin-left="0mm" fo:margin-right="0mm" style:vertical-pos="top" style:vertical-rel="frame" style:horizontal-pos="center" style:horizontal-rel="frame" fo:background-color="#ffffff" style:background-transparency="0%" draw:fill="solid" draw:fill-color="#ffffff" draw:opacity="100%" fo:padding-left="2.56mm" fo:padding-right="2.56mm" fo:padding-top="1.29mm" fo:padding-bottom="1.29mm" fo:border="none"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ggg Systgg gnr gngggg gngguggggtgng) stggggrg gggggg tgg gnst pnpuggr gnrg ng sggngg agggrgtgng gngggg ggtwnrg, gggnugtgga gnr 66% ggrggt sggrg ng tgg agnggg 2a ggrggt gy 2002. Tgg strggatg ng aSg wgs gts ggag ggvgg ng stggggrggzgtgng, ggggga ggtgrggtgnggg rngggga ggg ggtwnrggga pnssgggg (ggrgga 2007). gggggggtgg ggtwnrg tggggngnaggs grg gggg (gngg ggvgsgng gugtgpgg ggggss) ggg Tggg (Tggg ggvgsgng gugtgpgg ggggss) wgggg wgrg gngpgtgga wgtg tgg aSg stggggrg, gnwgvgr, gs gggtgnggg gggnrg, aSg prgvggggg (grug 2010; ggrgga 2007). </text:p>
      <text:p text:style-name="P2">ggtgrgturg rgsggrgg rgvggggg gurtggrgnrg, tggt upargggs tn tgg 2a ggtwnrg ggprnvgg tgg ggtg-ggpgggggtggs gnr ggag-spggg ggtg trggsggr. Tggs upargggg gnrg ng 2a ggtwnrg gs gggggg 2.5a, sgggg gt gs gg ggvggggg vgrsgng ng tgg 2a ggtwnrgs gut gnt qugtg gs ggst gs tgg 3a tggggngnaggs. ggg-ngs wgrg aPRS (agggrgg Pggggt Rgggn Sgrvggg) ggg ggag (gggggggg ggtg rgtgs gnr aSg gvngutgng), gnwgvgr, tgg tgggggggg ggggags wgrg rgtggr gggnr (grug 2010, Pugz 2010). Wgtg tgg ggtg-ggpgggggtggs ng tgg ggtwnrgs ggg gngggg ggvgggs arggugggy gvngvgga, gngpggggs sugg gs gnggg, gntnrngg ggg grggssng ggvggnpgg WgP (Wgrgggss gppggggtgng Prntngng), trygga tn gggg tgg Wnrgg Wggg Wgg ggggssgggg wgtggg gngggg ggtwnrgs gy 1997 (ggagg 2010).</text:p>
      <text:p text:style-name="P2"><draw:frame draw:style-name="fr1" draw:name="Frame6" text:anchor-type="char" svg:x="4.74mm" svg:y="2.52mm" svg:width="142.36mm" svg:height="89.39mm" draw:z-index="0"><draw:text-box><draw:frame draw:style-name="fr2" draw:name="Object3" text:anchor-type="frame" svg:width="133.7mm" svg:height="84.91mm" draw:z-index="1"><draw:object xlink:href="./Object 1" xlink:type="simple" xlink:show="embed" xlink:actuate="onLoad"/><draw:image xlink:href="./ObjectReplacements/Object 1" xlink:type="simple" xlink:show="embed" xlink:actuate="onLoad"/><svg:desc>chart</svg:desc></draw:frame><text:p text:style-name="P1">ggaurg 2.3.3: gngggg Sugsgrgptgngs Pgr 100 (Snurgg: Wnrgggggg)</text:p></draw:text-box></draw:frame>ggaurg 2.3.3, ggsgg ng ggtg rgtrggvgg grng Wnrgggggg sgnws tgg ggvggnpgggt ng gngggg sugsgrgptgngs gg tgg Uggtgg Stgtgs gg gngpgrgsng tn tgg wnrgg-gvgrgag. </text:p>
      <text:p text:style-name="P2">gs ggg gg sggg, tgg gugggr ng gngggg sugsgrgptgngs gg tgg US stgrtgg tn arnw sgagggggggtgy gt tgg ggaggggga ng tgg 1990s wggrggs tgg rgst ng tgg wnrgg sgnwgg gggrggsgga ggnptgng gg tgg ggtgr gggg ng tgg gggggg.</text:p>
      <text:p text:style-name="P2"/>
      <text:list xml:id="list1896114212" text:style-name="WW8Num13">
        <text:list-item>
          <text:p text:style-name="P3"><text:span text:style-name="T1">3</text:span><text:span text:style-name="T2">rg</text:span><text:span text:style-name="T1"> agggrgtgng ggtwnrgs (3a)</text:span></text:p>
        </text:list-item>
      </text:list>
      <text:p text:style-name="P2">Tgg ggxt stgp gg tgg gvngutgng ng gngggg ggtwnrgs gs tgg tggrg agggrgtgng (3a), ggsn gggggg UgTS (Uggvgrsgg gngggg Tggggngguggggtgng Systgg), npgrgtgga wgtg g ggw rgggn tggggngnay (Wgggg) ggsgg ng tgg ggnrg gggtgnggg 2a tggggngnay gggggg ggg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Lohit Devanagari1" svg:font-family="'Lohit Devanagari'"/>
    <style:font-face style:name="OpenSymbol" svg:font-family="OpenSymbol, 'Arial Unicode M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5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13z0" style:family="text">
      <style:text-properties style:font-name="Symbol" fo:font-family="Symbol" style:font-pitch="variable" style:font-charset="x-symbol" fo:language="en" fo:country="US"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wefwefwefwefwef </meta:initial-creator>
    <meta:creation-date>2020-06-02T16:56:23.068190552</meta:creation-date>
    <dc:date>2020-06-02T16:56:30.055325566</dc:date>
    <dc:creator>wefwefwefwefwef </dc:creator>
    <meta:editing-duration>PT8S</meta:editing-duration>
    <meta:editing-cycles>1</meta:editing-cycles>
    <meta:document-statistic meta:table-count="0" meta:image-count="0" meta:object-count="1" meta:page-count="1" meta:paragraph-count="7" meta:word-count="298" meta:character-count="1950" meta:non-whitespace-character-count="1658"/>
    <meta:generator>LibreOfficeDev/6.4.0.0.alpha1$Linux_X86_64 LibreOffice_project/d9030ad6298e2f49ee63489d6158ea6ad23c0111</meta:generator>
  </office:meta>
</office:document-meta>
</file>

<file path=Object 1/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style:style style:name="ch1" style:family="chart">
      <style:graphic-properties draw:stroke="solid" svg:stroke-color="#808080"/>
    </style:style>
    <style:style style:name="ch2" style:family="chart">
      <style:graphic-properties draw:stroke="none" draw:fill="none" draw:fill-color="#000000"/>
      <style:text-properties fo:color="#000000" style:font-style-name="Regular" fo:font-size="10pt" style:font-size-asian="10pt" style:font-size-complex="10pt"/>
    </style:style>
    <style:style style:name="ch3" style:family="chart">
      <style:chart-properties chart:include-hidden-cells="false" chart:treat-empty-cells="leave-gap" chart:series-source="rows"/>
    </style:style>
    <style:style style:name="ch4" style:family="chart" style:data-style-name="N0">
      <style:chart-properties chart:display-label="true" chart:logarithmic="false" chart:text-overlap="true" chart:reverse-direction="false" text:line-break="true" loext:try-staggering-first="true" chart:label-arrangement="side-by-side" chart:link-data-style-to-source="false" chart:axis-position="0" chart:tick-mark-position="at-axis" style:rotation-angle="90"/>
      <style:graphic-properties svg:stroke-color="#808080"/>
      <style:text-properties fo:color="#000000" fo:font-family="Calibri"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false" chart:axis-position="1" chart:tick-mark-position="at-axis"/>
      <style:graphic-properties svg:stroke-color="#808080"/>
      <style:text-properties fo:color="#000000" fo:font-family="Calibri" fo:font-size="10pt" style:font-size-asian="10pt" style:font-size-complex="10pt"/>
    </style:style>
    <style:style style:name="ch6" style:family="chart">
      <style:graphic-properties svg:stroke-color="#808080"/>
    </style:style>
    <style:style style:name="ch7" style:family="chart" style:data-style-name="N0">
      <style:chart-properties chart:symbol-type="none" chart:link-data-style-to-source="false"/>
      <style:graphic-properties svg:stroke-width="0.105cm" svg:stroke-color="#0084d1" draw:fill-color="#0084d1"/>
      <style:text-properties fo:font-size="10pt" style:font-size-asian="10pt" style:font-size-complex="10pt"/>
    </style:style>
    <style:style style:name="ch8" style:family="chart" style:data-style-name="N0">
      <style:chart-properties chart:symbol-type="none" chart:link-data-style-to-source="false"/>
      <style:graphic-properties svg:stroke-width="0.105cm" svg:stroke-color="#c5000b" draw:fill-color="#c5000b"/>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2.858cm" svg:height="8.233cm" xlink:href="." xlink:type="simple" chart:class="chart:line" chart:style-name="ch1">
        <chart:legend svg:x="2.99cm" svg:y="0.21cm" style:legend-expansion="custom" chartooo:width="6.415cm" chartooo:height="0.469cm" style:legend-expansion-aspect-ratio="13.6780383795309" chart:style-name="ch2"/>
        <chart:plot-area chart:style-name="ch3" chart:data-source-has-labels="both" svg:x="0.254cm" svg:y="0.529cm" svg:width="11.718cm" svg:height="7.664cm">
          <chartooo:coordinate-region svg:x="1.061cm" svg:y="0.703cm" svg:width="10.739cm" svg:height="6.499cm"/>
          <chart:axis chart:dimension="x" chart:name="primary-x" chart:style-name="ch4" chartooo:axis-type="auto">
            <chartooo:date-scale/>
            <chart:categories table:cell-range-address="local-table.$B$1:.$AC$1"/>
          </chart:axis>
          <chart:axis chart:dimension="y" chart:name="primary-y" chart:style-name="ch5">
            <chart:grid chart:style-name="ch6" chart:class="major"/>
          </chart:axis>
          <chart:series chart:style-name="ch7" chart:values-cell-range-address="local-table.$B$2:.$AC$2" chart:label-cell-address="local-table.$A$2" chart:class="chart:line">
            <chart:data-point chart:repeated="28"/>
          </chart:series>
          <chart:series chart:style-name="ch8" chart:values-cell-range-address="local-table.$B$3:.$AC$3" chart:label-cell-address="local-table.$A$3" chart:class="chart:line">
            <chart:data-point chart:repeated="28"/>
          </chart:series>
          <chart:wall chart:style-name="ch9"/>
          <chart:floor chart:style-name="ch10"/>
        </chart:plot-area>
        <table:table table:name="local-table">
          <table:table-header-columns>
            <table:table-column/>
          </table:table-header-columns>
          <table:table-columns>
            <table:table-column table:number-columns-repeated="28"/>
          </table:table-columns>
          <table:table-header-rows>
            <table:table-row>
              <table:table-cell>
                <text:p/>
              </table:table-cell>
              <table:table-cell office:value-type="string">
                <text:p>1984</text:p>
              </table:table-cell>
              <table:table-cell office:value-type="string">
                <text:p>1985</text:p>
              </table:table-cell>
              <table:table-cell office:value-type="string">
                <text:p>1986</text:p>
              </table:table-cell>
              <table:table-cell office:value-type="string">
                <text:p>1987</text:p>
              </table:table-cell>
              <table:table-cell office:value-type="string">
                <text:p>1988</text:p>
              </table:table-cell>
              <table:table-cell office:value-type="string">
                <text:p>1989</text:p>
              </table:table-cell>
              <table:table-cell office:value-type="string">
                <text:p>1990</text:p>
              </table:table-cell>
              <table:table-cell office:value-type="string">
                <text:p>1991</text:p>
              </table:table-cell>
              <table:table-cell office:value-type="string">
                <text:p>1992</text:p>
              </table:table-cell>
              <table:table-cell office:value-type="string">
                <text:p>1993</text:p>
              </table:table-cell>
              <table:table-cell office:value-type="string">
                <text:p>1994</text:p>
              </table:table-cell>
              <table:table-cell office:value-type="string">
                <text:p>1995</text:p>
              </table:table-cell>
              <table:table-cell office:value-type="string">
                <text:p>1996</text:p>
              </table:table-cell>
              <table:table-cell office:value-type="string">
                <text:p>1997</text:p>
              </table:table-cell>
              <table:table-cell office:value-type="string">
                <text:p>1998</text:p>
              </table:table-cell>
              <table:table-cell office:value-type="string">
                <text:p>1999</text:p>
              </table:table-cell>
              <table:table-cell office:value-type="string">
                <text:p>2000</text:p>
              </table:table-cell>
              <table:table-cell office:value-type="string">
                <text:p>2001</text:p>
              </table:table-cell>
              <table:table-cell office:value-type="string">
                <text:p>2002</text:p>
              </table:table-cell>
              <table:table-cell office:value-type="string">
                <text:p>2003</text:p>
              </table:table-cell>
              <table:table-cell office:value-type="string">
                <text:p>2004</text:p>
              </table:table-cell>
              <table:table-cell office:value-type="string">
                <text:p>2005</text:p>
              </table:table-cell>
              <table:table-cell office:value-type="string">
                <text:p>2006</text:p>
              </table:table-cell>
              <table:table-cell office:value-type="string">
                <text:p>2007</text:p>
              </table:table-cell>
              <table:table-cell office:value-type="string">
                <text:p>2008</text:p>
              </table:table-cell>
              <table:table-cell office:value-type="string">
                <text:p>2009</text:p>
              </table:table-cell>
              <table:table-cell office:value-type="string">
                <text:p>2010</text:p>
              </table:table-cell>
              <table:table-cell office:value-type="string">
                <text:p>2011</text:p>
              </table:table-cell>
            </table:table-row>
          </table:table-header-rows>
          <table:table-rows>
            <table:table-row>
              <table:table-cell office:value-type="string">
                <text:p>World</text:p>
              </table:table-cell>
              <table:table-cell office:value-type="float" office:value="0.00686359180362326">
                <text:p>0.00686359180362326</text:p>
              </table:table-cell>
              <table:table-cell office:value-type="float" office:value="0.0158816359281064">
                <text:p>0.0158816359281064</text:p>
              </table:table-cell>
              <table:table-cell office:value-type="float" office:value="0.0295711229907798">
                <text:p>0.0295711229907798</text:p>
              </table:table-cell>
              <table:table-cell office:value-type="float" office:value="0.0509472756039479">
                <text:p>0.0509472756039479</text:p>
              </table:table-cell>
              <table:table-cell office:value-type="float" office:value="0.0850728795414274">
                <text:p>0.0850728795414274</text:p>
              </table:table-cell>
              <table:table-cell office:value-type="float" office:value="0.142080038141078">
                <text:p>0.142080038141078</text:p>
              </table:table-cell>
              <table:table-cell office:value-type="float" office:value="0.211754909965874">
                <text:p>0.211754909965874</text:p>
              </table:table-cell>
              <table:table-cell office:value-type="float" office:value="0.302719461806956">
                <text:p>0.302719461806956</text:p>
              </table:table-cell>
              <table:table-cell office:value-type="float" office:value="0.428524601622943">
                <text:p>0.428524601622943</text:p>
              </table:table-cell>
              <table:table-cell office:value-type="float" office:value="0.620439997169801">
                <text:p>0.620439997169801</text:p>
              </table:table-cell>
              <table:table-cell office:value-type="float" office:value="0.993564067456479">
                <text:p>0.993564067456479</text:p>
              </table:table-cell>
              <table:table-cell office:value-type="float" office:value="1.58941856377338">
                <text:p>1.58941856377338</text:p>
              </table:table-cell>
              <table:table-cell office:value-type="float" office:value="2.50502480170549">
                <text:p>2.50502480170549</text:p>
              </table:table-cell>
              <table:table-cell office:value-type="float" office:value="3.66368083258745">
                <text:p>3.66368083258745</text:p>
              </table:table-cell>
              <table:table-cell office:value-type="float" office:value="5.34695097267081">
                <text:p>5.34695097267081</text:p>
              </table:table-cell>
              <table:table-cell office:value-type="float" office:value="8.14566167223183">
                <text:p>8.14566167223183</text:p>
              </table:table-cell>
              <table:table-cell office:value-type="float" office:value="12.0841409755259">
                <text:p>12.0841409755259</text:p>
              </table:table-cell>
              <table:table-cell office:value-type="float" office:value="15.5355213503039">
                <text:p>15.5355213503039</text:p>
              </table:table-cell>
              <table:table-cell office:value-type="float" office:value="18.5912399743562">
                <text:p>18.5912399743562</text:p>
              </table:table-cell>
              <table:table-cell office:value-type="float" office:value="22.3195121392519">
                <text:p>22.3195121392519</text:p>
              </table:table-cell>
              <table:table-cell office:value-type="float" office:value="27.4213226253573">
                <text:p>27.4213226253573</text:p>
              </table:table-cell>
              <table:table-cell office:value-type="float" office:value="33.9458359539378">
                <text:p>33.9458359539378</text:p>
              </table:table-cell>
              <table:table-cell office:value-type="float" office:value="41.8116167155753">
                <text:p>41.8116167155753</text:p>
              </table:table-cell>
              <table:table-cell office:value-type="float" office:value="50.595546536274">
                <text:p>50.595546536274</text:p>
              </table:table-cell>
              <table:table-cell office:value-type="float" office:value="59.8387923224044">
                <text:p>59.8387923224044</text:p>
              </table:table-cell>
              <table:table-cell office:value-type="float" office:value="68.1101303873804">
                <text:p>68.1101303873804</text:p>
              </table:table-cell>
              <table:table-cell office:value-type="float" office:value="77.1391308189987">
                <text:p>77.1391308189987</text:p>
              </table:table-cell>
              <table:table-cell office:value-type="float" office:value="85.4731967623673">
                <text:p>85.4731967623673</text:p>
              </table:table-cell>
            </table:table-row>
            <table:table-row>
              <table:table-cell office:value-type="string">
                <text:p>United States</text:p>
              </table:table-cell>
              <table:table-cell office:value-type="float" office:value="0.038359378751">
                <text:p>0.038359378751</text:p>
              </table:table-cell>
              <table:table-cell office:value-type="float" office:value="0.14109710929">
                <text:p>0.14109710929</text:p>
              </table:table-cell>
              <table:table-cell office:value-type="float" office:value="0.28001509102">
                <text:p>0.28001509102</text:p>
              </table:table-cell>
              <table:table-cell office:value-type="float" office:value="0.50050830553">
                <text:p>0.50050830553</text:p>
              </table:table-cell>
              <table:table-cell office:value-type="float" office:value="0.83317008652">
                <text:p>0.83317008652</text:p>
              </table:table-cell>
              <table:table-cell office:value-type="float" office:value="1.3987783858">
                <text:p>1.3987783858</text:p>
              </table:table-cell>
              <table:table-cell office:value-type="float" office:value="2.0853690025">
                <text:p>2.0853690025</text:p>
              </table:table-cell>
              <table:table-cell office:value-type="float" office:value="2.9542342065">
                <text:p>2.9542342065</text:p>
              </table:table-cell>
              <table:table-cell office:value-type="float" office:value="4.2716924763">
                <text:p>4.2716924763</text:p>
              </table:table-cell>
              <table:table-cell office:value-type="float" office:value="6.1385203954">
                <text:p>6.1385203954</text:p>
              </table:table-cell>
              <table:table-cell office:value-type="float" office:value="9.1602514269">
                <text:p>9.1602514269</text:p>
              </table:table-cell>
              <table:table-cell office:value-type="float" office:value="12.685937768">
                <text:p>12.685937768</text:p>
              </table:table-cell>
              <table:table-cell office:value-type="float" office:value="16.34893582">
                <text:p>16.34893582</text:p>
              </table:table-cell>
              <table:table-cell office:value-type="float" office:value="20.28741762">
                <text:p>20.28741762</text:p>
              </table:table-cell>
              <table:table-cell office:value-type="float" office:value="25.077106427">
                <text:p>25.077106427</text:p>
              </table:table-cell>
              <table:table-cell office:value-type="float" office:value="30.808089423">
                <text:p>30.808089423</text:p>
              </table:table-cell>
              <table:table-cell office:value-type="float" office:value="38.75379151">
                <text:p>38.75379151</text:p>
              </table:table-cell>
              <table:table-cell office:value-type="float" office:value="45.001698473">
                <text:p>45.001698473</text:p>
              </table:table-cell>
              <table:table-cell office:value-type="float" office:value="49.156350154">
                <text:p>49.156350154</text:p>
              </table:table-cell>
              <table:table-cell office:value-type="float" office:value="55.146605151">
                <text:p>55.146605151</text:p>
              </table:table-cell>
              <table:table-cell office:value-type="float" office:value="62.850111908">
                <text:p>62.850111908</text:p>
              </table:table-cell>
              <table:table-cell office:value-type="float" office:value="68.627382543">
                <text:p>68.627382543</text:p>
              </table:table-cell>
              <table:table-cell office:value-type="float" office:value="76.644603414">
                <text:p>76.644603414</text:p>
              </table:table-cell>
              <table:table-cell office:value-type="float" office:value="82.471958442">
                <text:p>82.471958442</text:p>
              </table:table-cell>
              <table:table-cell office:value-type="float" office:value="85.675203095">
                <text:p>85.675203095</text:p>
              </table:table-cell>
              <table:table-cell office:value-type="float" office:value="89.14359124">
                <text:p>89.14359124</text:p>
              </table:table-cell>
              <table:table-cell office:value-type="float" office:value="91.862031473">
                <text:p>91.862031473</text:p>
              </table:table-cell>
              <table:table-cell office:value-type="float" office:value="92.72358869">
                <text:p>92.72358869</text:p>
              </table:table-cell>
            </table:table-row>
          </table:table-rows>
        </table:table>
      </chart:chart>
    </office:chart>
  </office:body>
</office:document-content>
</file>

<file path=Object 1/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Dev/6.4.0.0.alpha1$Linux_X86_64 LibreOffice_project/d9030ad6298e2f49ee63489d6158ea6ad23c0111</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